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goritmo sin_titulo</text:p>
      <text:p text:style-name="Standard"><text:tab/>Definir n, i Como Entero</text:p>
      <text:p text:style-name="Standard"><text:tab/>Definir a, b, c Como Entero</text:p>
      <text:p text:style-name="Standard"><text:tab/></text:p>
      <text:p text:style-name="Standard"><text:tab/>Escribir "Ingrese la cantidad de terminos:"</text:p>
      <text:p text:style-name="Standard"><text:tab/>Leer n</text:p>
      <text:p text:style-name="Standard"><text:tab/></text:p>
      <text:p text:style-name="Standard"><text:tab/>a &lt;- 0</text:p>
      <text:p text:style-name="Standard"><text:tab/>b &lt;- 1</text:p>
      <text:p text:style-name="Standard"><text:tab/></text:p>
      <text:p text:style-name="Standard"><text:tab/>Para i &lt;- 1 Hasta n Hacer</text:p>
      <text:p text:style-name="Standard"><text:tab/><text:tab/>Escribir a</text:p>
      <text:p text:style-name="Standard"><text:tab/><text:tab/>c &lt;- a + b</text:p>
      <text:p text:style-name="Standard"><text:tab/><text:tab/>a &lt;- b</text:p>
      <text:p text:style-name="Standard"><text:tab/><text:tab/>b &lt;- c</text:p>
      <text:p text:style-name="Standard"><text:tab/>FinPara</text:p>
      <text:p text:style-name="Standard"><text:tab/></text:p>
      <text:p text:style-name="Standard">FinAlgoritm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20:02:09.887414641</meta:creation-date>
    <dc:date>2026-03-13T20:02:43.852578715</dc:date>
    <meta:editing-duration>PT34S</meta:editing-duration>
    <meta:editing-cycles>1</meta:editing-cycles>
    <meta:document-statistic meta:table-count="0" meta:image-count="0" meta:object-count="0" meta:page-count="1" meta:paragraph-count="18" meta:word-count="49" meta:character-count="228" meta:non-whitespace-character-count="173"/>
    <meta:generator>LibreOffice/7.3.7.2$Linux_X86_64 LibreOffice_project/30$Build-2</meta:generator>
  </office:meta>
</office:document-meta>
</file>